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a1aef" style:font-weight-asian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95d8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1e7fd5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95d8" officeooo:paragraph-rsid="001e95d8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95d8" officeooo:paragraph-rsid="001e95d8" style:font-size-asian="10.5pt" style:font-size-complex="10.5pt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paragraph-rsid="001e672e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0598in" loext:contextual-spacing="false" style:line-height-at-least="0.1189in" fo:text-align="start" style:justify-single-word="false" fo:widows="1" fo:text-indent="0in" style:auto-text-indent="false"/>
      <style:text-properties fo:font-variant="normal" fo:text-transform="none" fo:color="#333333" style:font-name="Helvetica Neue" fo:font-size="6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0598in" loext:contextual-spacing="false" style:line-height-at-least="0.1189in" fo:text-align="start" style:justify-single-word="false" fo:widows="1" fo:text-indent="0in" style:auto-text-indent="false"/>
      <style:text-properties fo:font-variant="normal" fo:text-transform="none" fo:color="#333333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cd868" style:font-weight-asian="bold" style:font-weight-complex="bold"/>
    </style:style>
    <style:style style:name="T4" style:family="text">
      <style:text-properties fo:font-weight="bold" officeooo:rsid="001e672e" style:font-weight-asian="bold" style:font-weight-complex="bold"/>
    </style:style>
    <style:style style:name="T5" style:family="text">
      <style:text-properties style:font-name="Helvetica Neue" fo:font-size="10.5pt" fo:font-style="normal" fo:font-weight="normal"/>
    </style:style>
    <style:style style:name="T6" style:family="text">
      <style:text-properties style:font-name="Helvetica Neue" fo:font-size="10.5pt" fo:font-style="normal" fo:font-weight="bold" style:font-weight-asian="bold" style:font-weight-complex="bold"/>
    </style:style>
    <style:style style:name="T7" style:family="text">
      <style:text-properties style:font-name="Helvetica Neue" fo:font-size="10.5pt" fo:font-style="normal" fo:font-weight="bold" officeooo:rsid="001e672e" style:font-weight-asian="bold" style:font-weight-complex="bold"/>
    </style:style>
    <style:style style:name="T8" style:family="text">
      <style:text-properties style:font-name="Helvetica Neue" fo:font-size="6pt" fo:font-style="normal" fo:font-weight="normal"/>
    </style:style>
    <style:style style:name="T9" style:family="text">
      <style:text-properties officeooo:rsid="001a1aef"/>
    </style:style>
    <style:style style:name="T10" style:family="text">
      <style:text-properties officeooo:rsid="001a1aef" style:font-weight-asian="normal" style:font-weight-complex="normal"/>
    </style:style>
    <style:style style:name="T11" style:family="text">
      <style:text-properties officeooo:rsid="001e672e" style:font-weight-asian="normal" style:font-weight-complex="normal"/>
    </style:style>
    <style:style style:name="T12" style:family="text">
      <style:text-properties officeooo:rsid="001e7fd5" style:font-weight-asian="normal" style:font-weight-complex="normal"/>
    </style:style>
    <style:style style:name="T13" style:family="text">
      <style:text-properties officeooo:rsid="001cd868"/>
    </style:style>
    <style:style style:name="T14" style:family="text">
      <style:text-properties officeooo:rsid="001dc91f"/>
    </style:style>
    <style:style style:name="T15" style:family="text">
      <style:text-properties officeooo:rsid="001e672e"/>
    </style:style>
    <style:style style:name="T16" style:family="text">
      <style:text-properties officeooo:rsid="001e7fd5"/>
    </style:style>
    <style:style style:name="T17" style:family="text">
      <style:text-properties officeooo:rsid="001e95d8"/>
    </style:style>
    <style:style style:name="T18" style:family="text">
      <style:text-properties officeooo:rsid="002058a9"/>
    </style:style>
    <style:style style:name="T19" style:family="text">
      <style:text-properties officeooo:rsid="00223d88"/>
    </style:style>
    <style:style style:name="T20" style:family="text">
      <style:text-properties style:font-name="Helvetica Neue1"/>
    </style:style>
    <style:style style:name="T21" style:family="text">
      <style:text-properties style:font-name="Helvetica Neue1" fo:font-size="6pt"/>
    </style:style>
    <style:style style:name="T22" style:family="text">
      <style:text-properties officeooo:rsid="00223d88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)</text:span><text:span text:style-name="T1"> </text:span><text:span text:style-name="T2">Team Hours:</text:span><text:span text:style-name="T9"> <text:s text:c="2"/>9 hrs.</text:span></text:p>
      <text:p text:style-name="P1"/>
      <text:p text:style-name="P10"><text:span text:style-name="T15">2)</text:span></text:p>
      <text:p text:style-name="P10"><text:span text:style-name="T9"><text:tab/>a) Number of Hours:</text:span></text:p>
      <text:p text:style-name="P1"><text:span text:style-name="T10"><text:tab/><text:tab/>- </text:span><text:span text:style-name="T11">Khalil van Alphen:</text:span></text:p>
      <text:p text:style-name="P1"><text:span text:style-name="T11"><text:tab/><text:tab/>- Matthew Pepers: <text:s text:c="2"/></text:span><text:span text:style-name="T12">8hrs.</text:span></text:p>
      <text:p text:style-name="P3"/>
      <text:p text:style-name="P10"><text:bookmark text:name="yui_3_17_2_3_1454773436918_241"/><text:span text:style-name="T9"><text:tab/>b) Features Implemented:</text:span></text:p>
      <text:p text:style-name="P5"><text:tab/><text:tab/>- <text:span text:style-name="T15">Khalil van Alphen:</text:span></text:p>
      <text:p text:style-name="P5"/>
      <text:p text:style-name="P5"><text:tab/><text:tab/>- <text:span text:style-name="T15">Matthew Pepers:</text:span></text:p>
      <text:p text:style-name="P5"><text:tab/><text:tab/><text:tab/>- <text:span text:style-name="T16">Client should attempt a connection to Server</text:span></text:p>
      <text:p text:style-name="P7"><text:tab/><text:tab/><text:tab/>GIVEN the Client is not running</text:p>
      <text:p text:style-name="P7"><text:tab/><text:tab/><text:tab/>WHEN the user starts the Client</text:p>
      <text:p text:style-name="P7"><text:tab/><text:tab/><text:tab/>THEN the Client should attempt to connect to the Server</text:p>
      <text:p text:style-name="P7"><text:tab/><text:tab/><text:tab/>AND log the results</text:p>
      <text:p text:style-name="P7"/>
      <text:p text:style-name="P7"><text:tab/><text:tab/><text:tab/>- <text:span text:style-name="T17">implemented Client Actions</text:span></text:p>
      <text:p text:style-name="P7"><text:tab/><text:tab/><text:tab/><text:tab/>- <text:span text:style-name="T17">interface for all actions, that a Client can request of the Server, to <text:tab/><text:tab/><text:tab/><text:tab/><text:tab/><text:tab/>implement</text:span></text:p>
      <text:p text:style-name="P7"><text:tab/><text:tab/><text:tab/><text:tab/>- <text:span text:style-name="T17">actions include SetName, DrawCard, Ready, Chat, etc.</text:span></text:p>
      <text:p text:style-name="P7"><text:tab/><text:tab/><text:tab/><text:tab/>- <text:span text:style-name="T17">make actions serializable so that they may be sent and received by Client <text:tab/><text:tab/><text:tab/><text:tab/><text:tab/>and Server</text:span></text:p>
      <text:p text:style-name="P6"><text:tab/><text:tab/><text:tab/></text:p>
      <text:p text:style-name="P6"><text:tab/><text:tab/><text:tab/>- <text:s/><text:span text:style-name="T17">Client should prompt user for name</text:span></text:p>
      <text:p text:style-name="P8"><text:tab/><text:tab/><text:tab/>GIVEN <text:span text:style-name="T18">the Client is not running</text:span></text:p>
      <text:p text:style-name="P8"><text:tab/><text:tab/><text:tab/><text:span text:style-name="T18">WHEN the user starts the Client</text:span></text:p>
      <text:p text:style-name="P8"><text:tab/><text:tab/><text:tab/><text:span text:style-name="T18">THEN the user should be prompted for a user name</text:span></text:p>
      <text:p text:style-name="P8"><text:tab/><text:tab/><text:tab/><text:span text:style-name="T18">AND the name should be sent to the Server </text:span></text:p>
      <text:p text:style-name="P8"/>
      <text:p text:style-name="P8"><text:tab/><text:tab/><text:tab/>- <text:span text:style-name="T19">Client should be able to type command</text:span><text:span text:style-name="T22">s</text:span></text:p>
      <text:p text:style-name="P9"><text:span text:style-name="T20"><text:tab/><text:tab/><text:tab/>GIVEN the Client is running</text:span><text:line-break/><text:tab/><text:tab/><text:tab/><text:span text:style-name="T20">WHEN the user types a valid command</text:span><text:line-break/><text:tab/><text:tab/><text:tab/><text:span text:style-name="T20">THEN the Client acts appropriately to that command</text:span><text:line-break/><text:tab/><text:tab/><text:tab/><text:span text:style-name="T20">AND the command is sent to the server if required</text:span> </text:p>
      <text:p text:style-name="P1"/>
      <text:p text:style-name="P2"><text:span text:style-name="T7">3) </text:span><text:span text:style-name="T6">:</text:span><text:span text:style-name="T5"> <text:s text:c="2"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4S</meta:editing-duration>
    <meta:editing-cycles>10</meta:editing-cycles>
    <meta:generator>LibreOffice/5.1.0.3$Windows_x86 LibreOffice_project/5e3e00a007d9b3b6efb6797a8b8e57b51ab1f737</meta:generator>
    <dc:date>2016-02-22T22:29:03.583000000</dc:date>
    <meta:document-statistic meta:table-count="0" meta:image-count="0" meta:object-count="0" meta:page-count="1" meta:paragraph-count="26" meta:word-count="183" meta:character-count="1067" meta:non-whitespace-character-count="815"/>
    <meta:user-defined meta:name="Info 1"/>
    <meta:user-defined meta:name="Info 2"/>
    <meta:user-defined meta:name="Info 3"/>
    <meta:user-defined meta:name="Info 4"/>
  </office:meta>
</office:document-meta>
</file>